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" fo:language="zxx" fo:country="none" officeooo:rsid="001bce9a" officeooo:paragraph-rsid="001bce9a" style:language-asian="zxx" style:country-asian="none" style:language-complex="zxx" style:country-complex="none"/>
    </style:style>
    <style:style style:name="P2" style:family="paragraph" style:parent-style-name="Standard" style:list-style-name="L2">
      <style:text-properties style:font-name="Courier" fo:language="zxx" fo:country="none" officeooo:rsid="001bce9a" officeooo:paragraph-rsid="001bce9a" style:language-asian="zxx" style:country-asian="none" style:language-complex="zxx" style:country-complex="none"/>
    </style:style>
    <style:style style:name="P3" style:family="paragraph" style:parent-style-name="Standard" style:list-style-name="L3">
      <style:text-properties style:font-name="Courier" fo:language="zxx" fo:country="none" officeooo:rsid="001bce9a" officeooo:paragraph-rsid="001bce9a" style:language-asian="zxx" style:country-asian="none" style:language-complex="zxx" style:country-complex="none"/>
    </style:style>
    <style:style style:name="P4" style:family="paragraph" style:parent-style-name="Standard">
      <style:text-properties style:font-name="Courier" fo:language="zxx" fo:country="none" officeooo:rsid="001c6b15" officeooo:paragraph-rsid="001c6b15" style:language-asian="zxx" style:country-asian="none" style:language-complex="zxx" style:country-complex="none"/>
    </style:style>
    <style:style style:name="P5" style:family="paragraph" style:parent-style-name="Standard" style:list-style-name="L4">
      <style:text-properties style:font-name="Courier" fo:language="zxx" fo:country="none" officeooo:rsid="001c6b15" officeooo:paragraph-rsid="001c6b15" style:language-asian="zxx" style:country-asian="none" style:language-complex="zxx" style:country-complex="none"/>
    </style:style>
    <style:style style:name="T1" style:family="text">
      <style:text-properties officeooo:rsid="001c6b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p.h</text:p>
      <text:list xml:id="list4541827679647478619" text:style-name="L2">
        <text:list-item>
          <text:p text:style-name="P2">struct map_cell_t: occupancy grid cell</text:p>
        </text:list-item>
        <text:list-item>
          <text:p text:style-name="P2">struct map_t: map representation</text:p>
        </text:list-item>
      </text:list>
      <text:p text:style-name="P1"/>
      <text:p text:style-name="P1">pf_vector.h</text:p>
      <text:list xml:id="list2451661469153527822" text:style-name="L3">
        <text:list-item>
          <text:p text:style-name="P3">pf_vector_t: vektor<text:span text:style-name="T1">[3]</text:span> functions</text:p>
        </text:list-item>
        <text:list-item>
          <text:p text:style-name="P3">pf_matrix_t: matrix functions</text:p>
        </text:list-item>
      </text:list>
      <text:p text:style-name="P1"/>
      <text:p text:style-name="P4">pf.h</text:p>
      <text:list xml:id="list3996651847205508921" text:style-name="L4">
        <text:list-item>
          <text:p text:style-name="P5">pf_sample_t: sample with pose and weight</text:p>
        </text:list-item>
        <text:list-item>
          <text:p text:style-name="P5">pf_cluster_t: a cluster with samples in it</text:p>
        </text:list-item>
        <text:list-item>
          <text:p text:style-name="P5">pf_sample_set_t: description of a sample set (a particle coud?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11:56:57.187048829</meta:creation-date>
    <dc:date>2015-12-15T19:11:07.825714242</dc:date>
    <meta:editing-duration>PT6H13M50S</meta:editing-duration>
    <meta:editing-cycles>1</meta:editing-cycles>
    <meta:document-statistic meta:table-count="0" meta:image-count="0" meta:object-count="0" meta:page-count="1" meta:paragraph-count="10" meta:word-count="47" meta:character-count="303" meta:non-whitespace-character-count="273"/>
    <meta:generator>LibreOffice/4.2.8.2$Linux_X86_64 LibreOffice_project/420m0$Build-2</meta:generator>
  </office:meta>
</office:document-meta>
</file>